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OpenSymbol" svg:font-family="OpenSymbol"/>
    <style:font-face style:name="arial black" svg:font-family="'arial black', sans-serif"/>
    <style:font-face style:name="arial" svg:font-family="arial, sans-serif"/>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list-style-name="L4">
      <style:text-properties fo:font-size="14pt" style:font-size-asian="14pt" style:font-size-complex="14pt"/>
    </style:style>
    <style:style style:name="P3" style:family="paragraph" style:parent-style-name="Standard">
      <style:text-properties fo:font-variant="normal" fo:text-transform="none" fo:color="#222222" style:font-name="arial black" fo:font-size="9.75pt" fo:letter-spacing="normal" fo:font-style="normal" fo:font-weight="normal" style:font-size-asian="14pt" style:font-size-complex="14pt"/>
    </style:style>
    <style:style style:name="P4" style:family="paragraph" style:parent-style-name="Standard">
      <style:paragraph-properties fo:margin-left="0in" fo:margin-right="0in" fo:text-indent="0in" style:auto-text-indent="false"/>
      <style:text-properties fo:font-variant="normal" fo:text-transform="none" fo:color="#222222" style:font-name="arial black" fo:font-size="9.75pt" fo:letter-spacing="normal" fo:font-style="normal" fo:font-weight="normal"/>
    </style:style>
    <style:style style:name="P5" style:family="paragraph" style:parent-style-name="Standard">
      <style:paragraph-properties fo:margin-left="0in" fo:margin-right="0in" fo:margin-top="0in" fo:margin-bottom="0.1965in" fo:text-indent="0in" style:auto-text-indent="false"/>
      <style:text-properties fo:font-variant="normal" fo:text-transform="none" fo:color="#222222" style:font-name="arial black" fo:font-size="9.75pt" fo:letter-spacing="normal" fo:font-style="normal" fo:font-weight="normal"/>
    </style:style>
    <style:style style:name="P6" style:family="paragraph" style:parent-style-name="Text_20_body">
      <style:text-properties fo:font-variant="normal" fo:text-transform="none" fo:color="#000000" style:font-name="times new roman" fo:font-size="14pt" fo:letter-spacing="normal" fo:font-style="normal" fo:font-weight="normal" style:font-size-asian="14pt" style:font-size-complex="14pt"/>
    </style:style>
    <style:style style:name="P7" style:family="paragraph" style:parent-style-name="Text_20_body">
      <style:paragraph-properties fo:margin-left="0in" fo:margin-right="0in" fo:text-indent="0in" style:auto-text-indent="false"/>
      <style:text-properties fo:font-variant="normal" fo:text-transform="none" fo:color="#222222" style:font-name="arial black" fo:font-size="9.75pt" fo:letter-spacing="normal" fo:font-style="normal" fo:font-weight="normal"/>
    </style:style>
    <style:style style:name="P8" style:family="paragraph" style:parent-style-name="Text_20_body" style:list-style-name="L2">
      <style:paragraph-properties fo:margin-left="0.1563in" fo:margin-right="0in" fo:margin-top="0in" fo:margin-bottom="0in" fo:text-indent="0in" style:auto-text-indent="false"/>
      <style:text-properties fo:font-variant="normal" fo:text-transform="none" fo:color="#222222" style:font-name="arial black" fo:font-size="9.75pt" fo:letter-spacing="normal" fo:font-style="normal" fo:font-weight="normal"/>
    </style:style>
    <style:style style:name="P9" style:family="paragraph" style:parent-style-name="Text_20_body" style:list-style-name="L3">
      <style:paragraph-properties fo:margin-left="0.1563in" fo:margin-right="0in" fo:margin-top="0in" fo:margin-bottom="0in" fo:text-indent="0in" style:auto-text-indent="false"/>
      <style:text-properties fo:font-variant="normal" fo:text-transform="none" fo:color="#000000" style:font-name="arial black" fo:font-size="9.75pt" fo:letter-spacing="normal" fo:font-style="normal" fo:font-weight="normal"/>
    </style:style>
    <style:style style:name="P10" style:family="paragraph" style:parent-style-name="Text_20_body" style:list-style-name="L2">
      <style:paragraph-properties fo:margin-left="0.1563in" fo:margin-right="0in" fo:text-indent="0in" style:auto-text-indent="false"/>
      <style:text-properties fo:font-variant="normal" fo:text-transform="none" fo:color="#222222" style:font-name="arial black" fo:font-size="9.75pt" fo:letter-spacing="normal" fo:font-style="normal" fo:font-weight="normal"/>
    </style:style>
    <style:style style:name="P11" style:family="paragraph" style:parent-style-name="Text_20_body" style:list-style-name="L3">
      <style:paragraph-properties fo:margin-left="0.1563in" fo:margin-right="0in" fo:text-indent="0in" style:auto-text-indent="false"/>
      <style:text-properties fo:font-variant="normal" fo:text-transform="none" fo:color="#000000" style:font-name="arial black" fo:font-size="9.75pt" fo:letter-spacing="normal" fo:font-style="normal" fo:font-weight="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acion por pares <text:s/></text:p>
      <text:p text:style-name="P1">En cada prueba se define quien conducio, si hubo cambios se indicaran respectivamente, de lo contrario no hubo. Las dificultades encontradas en cada prueba son indicadas al igual que la manera en la que se resolvieron.</text:p>
      <text:p text:style-name="P1"/>
      <text:p text:style-name="P1"/>
      <text:p text:style-name="P1">def tiempoACobrar(placa, tEntrada, tSalida, placaPuesto)</text:p>
      <text:p text:style-name="P1">Navegante: Francisco</text:p>
      <text:p text:style-name="P1">Conductor: Ricardo</text:p>
      <text:p text:style-name="P1">Las dificultades en esta funciones se presentaron como <text:s/>dudas, las cuales fueron informadas por email al profesor Teruel. (Respecto a necesitar la hora de entrada)</text:p>
      <text:p text:style-name="P1"/>
      <text:p text:style-name="P1">def desocuparPuesto(placa,tSalida,placaPuesto)</text:p>
      <text:p text:style-name="P1">Navegante: Ricardo</text:p>
      <text:p text:style-name="P1">Conductor: Francisco</text:p>
      <text:p text:style-name="P1"/>
      <text:p text:style-name="P1"/>
      <text:p text:style-name="P1"><text:s/>def testBasico</text:p>
      <text:p text:style-name="P1">Test de funcionamiento basico</text:p>
      <text:p text:style-name="P1">Fallo al primer intento, return en posicion equivocada</text:p>
      <text:p text:style-name="P1">Corrio bien al segundo intento</text:p>
      <text:p text:style-name="P1">Conductor Francisco Martinez</text:p>
      <text:p text:style-name="P1"/>
      <text:p text:style-name="P1">def testBasico2</text:p>
      <text:p text:style-name="P1">Test de chequeo con matriz mas llena</text:p>
      <text:p text:style-name="P1">Corrio bien al primer intento</text:p>
      <text:p text:style-name="P1">Conductor Francisco Martinez</text:p>
      <text:p text:style-name="P1"/>
      <text:p text:style-name="P1">def testBasico3</text:p>
      <text:p text:style-name="P1">Test de chequeo con multiples valores para la salida</text:p>
      <text:p text:style-name="P1">Corrio bien al primer intento</text:p>
      <text:p text:style-name="P1">Conductor Francisco Martinez</text:p>
      <text:p text:style-name="P1"/>
      <text:p text:style-name="P1"><text:s/>def testPlacaErronea</text:p>
      <text:p text:style-name="P1">Test para probar caso con placa erronea</text:p>
      <text:p text:style-name="P1">Fallo al primer intento, corregido con un try</text:p>
      <text:p text:style-name="P1">Funciono bien al siguiente intento</text:p>
      <text:p text:style-name="P1">Conductor Francisco Martinez</text:p>
      <text:p text:style-name="P1"/>
      <text:p text:style-name="P1"/>
      <text:p text:style-name="P1">def testDiccionarioVacio</text:p>
      <text:p text:style-name="P1">Probar darle un diccionario vacio</text:p>
      <text:p text:style-name="P1">Funciono bien al primer intento</text:p>
      <text:p text:style-name="P1">Conductor Francisco Martinez</text:p>
      <text:p text:style-name="P1"/>
      <text:p text:style-name="P1"><text:soft-page-break/>Descripcion de la experiencia en equipo</text:p>
      <text:p text:style-name="P1"/>
      <text:p text:style-name="P1">Roles y Responsabilidades de cada miembro :</text:p>
      <text:p text:style-name="P1"/>
      <text:p text:style-name="P6">GA: Programador,Disenador,Documentacion</text:p>
      <text:p text:style-name="P6">KA:Programador,Disenador,Analista de Diagramas,Documentacion</text:p>
      <text:p text:style-name="P6">CF:Programador,Disenador,Analista de Diagramas,Documentacion</text:p>
      <text:p text:style-name="P6">RL: Esta persona retiro la materia por lo que no se espcificara rol ni trabajo.</text:p>
      <text:p text:style-name="P6">FM:Programador,Disenador,Documentacion</text:p>
      <text:p text:style-name="P6">MS:Programador,Disenador,Documentacion</text:p>
      <text:p text:style-name="P6">RV:Programador,Disenador,Documentacion</text:p>
      <text:p text:style-name="P1"/>
      <text:p text:style-name="P1"/>
      <text:p text:style-name="P3"><text:span text:style-name="T1">Equipos de trabajo</text:span>: </text:p>
      <text:p text:style-name="P4"/>
      <text:p text:style-name="P4">MS,GA  == &gt;  ReservaPuesto(),Diagrama  UML(1) ,TDD,Programacion por parejas,Evaluacion propia y del equipo.</text:p>
      <text:p text:style-name="P4">CF,KA == &gt; IntentarEstacionar(), Analisis de Diagramas + RL,Evaluacion propia y del equipo.</text:p>
      <text:p text:style-name="P4">FM,RV == &gt; TiempoaCobrar(),DesocuparPuesto(),Diagrama UML(2) ,Evaluacion propia y del equipo.</text:p>
      <text:p text:style-name="P4">RL == &gt; Documentacion,Analisis de Diagramas,Evaluacion propia y del equipo.</text:p>
      <text:p text:style-name="P4"/>
      <text:p text:style-name="P4"/>
      <text:p text:style-name="P5"><text:span text:style-name="T2">Leyenda</text:span>:</text:p>
      <text:list xml:id="list1140205599" text:style-name="L2">
        <text:list-item>
          <text:p text:style-name="P8">Funcion() == &gt; Funcion a hacer. </text:p>
        </text:list-item>
        <text:list-item>
          <text:p text:style-name="P8">Diagrama UML == &gt; Diagrama de clases del proyecto. </text:p>
        </text:list-item>
        <text:list-item>
          <text:p text:style-name="P8">TDD == &gt; Filosofia TDD, la cual tiene que ser aplicada al programar.</text:p>
        </text:list-item>
        <text:list-item>
          <text:p text:style-name="P8">Programacion por parejas == &gt; Es necesario que se programe por parejas.</text:p>
        </text:list-item>
        <text:list-item>
          <text:p text:style-name="P8">Evaluacion Propia == &gt; Todos debemos hacer esto, tenemos que indicar las fortalecas y debilidades de cada integrante del equipo, asi como su aporte al proyecto. </text:p>
        </text:list-item>
        <text:list-item>
          <text:p text:style-name="P8">Analisis del diagrama ==&gt; Un grupo segun lo indicado en el enunciado debe hacer un analisis de los otros 2 diagramas que se realizaron por los otros 2 grupos, ya que somos 7, agregamos a RL al grupo de CF,KA solo para el analisis, no es necesario que escribas ningun codigo RL.</text:p>
        </text:list-item>
        <text:list-item>
          <text:p text:style-name="P10">Documentacion == &gt; Es la parte en la que hay que recopilar la documentacion de codigo, la indicaciones de tdd, como fue la programacion en parejas, los diagramas uml, etc. </text:p>
        </text:list-item>
      </text:list>
      <text:p text:style-name="P7"/>
      <text:list xml:id="list506640139" text:style-name="L3">
        <text:list-item>
          <text:p text:style-name="P9">KA:Karla Alzuro,</text:p>
        </text:list-item>
        <text:list-item>
          <text:p text:style-name="P9">CF:Caros Farinha.</text:p>
        </text:list-item>
        <text:list-item>
          <text:p text:style-name="P9">MS:Miguel Saraiva</text:p>
        </text:list-item>
        <text:list-item>
          <text:p text:style-name="P9">RV:Ricardo Vethencourt</text:p>
        </text:list-item>
        <text:list-item>
          <text:p text:style-name="P9">GA:Gabriel Alvarez</text:p>
        </text:list-item>
        <text:list-item>
          <text:p text:style-name="P11">FM:Francisco Martinez</text:p>
        </text:list-item>
      </text:list>
      <text:p text:style-name="P1"/>
      <text:p text:style-name="P1"/>
      <text:p text:style-name="P1"/>
      <text:p text:style-name="P1"/>
      <text:p text:style-name="P1"><text:soft-page-break/>Dificultades Encontradas</text:p>
      <text:p text:style-name="P1"/>
      <text:p text:style-name="P1">Las dificultades encontradas en el proyecto fueron las siguientes :</text:p>
      <text:p text:style-name="P1"/>
      <text:list xml:id="list2086383608" text:style-name="L4">
        <text:list-item>
          <text:p text:style-name="P2">Analisis de un diseno inicial ambiguo</text:p>
        </text:list-item>
        <text:list-item>
          <text:p text:style-name="P2">Organizacion de trabajo</text:p>
        </text:list-item>
        <text:list-item>
          <text:p text:style-name="P2">Comunicacion grupal </text:p>
        </text:list-item>
        <text:list-item>
          <text:p text:style-name="P2">Manejo de herramientas particulares entorpece ritmo de trabajo</text:p>
        </text:list-item>
        <text:list-item>
          <text:p text:style-name="P2">Restricciones de firmas de las funciones </text:p>
          <text:p text:style-name="P2"><text:s/></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Helvetica, sans-serif"/>
    <style:font-face style:name="OpenSymbol" svg:font-family="OpenSymbol"/>
    <style:font-face style:name="arial black" svg:font-family="'arial black', sans-serif"/>
    <style:font-face style:name="arial" svg:font-family="arial, sans-serif"/>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co </meta:initial-creator>
    <meta:creation-date>2014-10-16T18:31:09</meta:creation-date>
    <dc:date>2014-10-16T20:35:09</dc:date>
    <dc:creator>francisco </dc:creator>
    <meta:editing-duration>PT50M8S</meta:editing-duration>
    <meta:editing-cycles>2</meta:editing-cycles>
    <meta:generator>LibreOffice/3.5$Linux_x86 LibreOffice_project/350m1$Build-2</meta:generator>
    <meta:document-statistic meta:table-count="0" meta:image-count="0" meta:object-count="0" meta:page-count="3" meta:paragraph-count="67" meta:word-count="480" meta:character-count="3140" meta:non-whitespace-character-count="2911"/>
  </office:meta>
</office:document-meta>
</file>